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318cm" svg:height="2.792cm" svg:x="1.508cm" svg:y="5.699cm">
          <text:p text:style-name="P1">Spout</text:p>
          <draw:enhanced-geometry svg:viewBox="0 0 21600 21600" draw:mirror-horizontal="false" draw:mirror-vertical="false" draw:text-areas="0 0 21600 21600" draw:type="pentagon-right" draw:modifiers="18749.34012502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4" draw:id="id4" draw:layer="layout" svg:width="4.318cm" svg:height="2.792cm" svg:x="1.635cm" svg:y="11.541cm">
          <text:p text:style-name="P1">Spout</text:p>
          <draw:enhanced-geometry svg:viewBox="0 0 21600 21600" draw:mirror-horizontal="false" draw:mirror-vertical="false" draw:text-areas="0 0 21600 21600" draw:type="pentagon-right" draw:modifiers="18749.34012502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4.826cm" svg:height="2.792cm" svg:x="9.509cm" svg:y="2.143cm">
          <text:p text:style-name="P1">Bol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826cm" svg:height="2.792cm" svg:x="9.509cm" svg:y="8.493cm">
          <text:p text:style-name="P1">Bol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826cm" svg:height="2.792cm" svg:x="9.51cm" svg:y="2.144cm">
          <text:p text:style-name="P1">Bol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4.826cm" svg:height="2.792cm" svg:x="9.509cm" svg:y="15.353cm">
          <text:p text:style-name="P1">Bol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4.826cm" svg:height="2.792cm" svg:x="17.51cm" svg:y="12.432cm">
          <text:p text:style-name="P1">Bol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3.683cm" svg:height="2.792cm" svg:x="18.018cm" svg:y="2.143cm">
          <text:p text:style-name="P1">Database</text:p>
          <draw:enhanced-geometry svg:viewBox="0 0 88 21600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8" draw:id="id8" draw:layer="layout" svg:width="4.572cm" svg:height="2.792cm" svg:x="17.637cm" svg:y="8.495cm">
          <text:p text:style-name="P1">Hash</text:p>
          <draw:enhanced-geometry svg:viewBox="0 0 88 21600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draw:type="line" svg:x1="5.826cm" svg:y1="7.095cm" svg:x2="9.51cm" svg:y2="3.54cm" draw:start-shape="id1" draw:start-glue-point="1" draw:end-shape="id2" draw:end-glue-point="3" svg:d="M5826 7095l3684-3555" svg:viewBox="0 0 3685 3556">
          <text:p/>
        </draw:connector>
        <draw:connector draw:style-name="gr3" draw:text-style-name="P1" draw:layer="layout" draw:type="line" svg:x1="5.826cm" svg:y1="7.095cm" svg:x2="9.509cm" svg:y2="9.889cm" draw:start-shape="id1" draw:start-glue-point="1" draw:end-shape="id3" draw:end-glue-point="3" svg:d="M5826 7095l3683 2794" svg:viewBox="0 0 3684 2795">
          <text:p/>
        </draw:connector>
        <draw:connector draw:style-name="gr3" draw:text-style-name="P1" draw:layer="layout" draw:type="line" svg:x1="5.953cm" svg:y1="12.937cm" svg:x2="9.509cm" svg:y2="16.749cm" draw:start-shape="id4" draw:start-glue-point="1" draw:end-shape="id5" draw:end-glue-point="3" svg:d="M5953 12937l3556 3812" svg:viewBox="0 0 3557 3813">
          <text:p/>
        </draw:connector>
        <draw:connector draw:style-name="gr3" draw:text-style-name="P1" draw:layer="layout" draw:type="line" svg:x1="14.335cm" svg:y1="9.889cm" svg:x2="17.51cm" svg:y2="13.828cm" draw:start-shape="id3" draw:end-shape="id6" svg:d="M14335 9889l3175 3939" svg:viewBox="0 0 3176 3940">
          <text:p/>
        </draw:connector>
        <draw:connector draw:style-name="gr3" draw:text-style-name="P1" draw:layer="layout" draw:type="line" svg:x1="14.335cm" svg:y1="16.749cm" svg:x2="17.51cm" svg:y2="13.828cm" draw:start-shape="id5" draw:start-glue-point="1" draw:end-shape="id6" draw:end-glue-point="3" svg:d="M14335 16749l3175-2921" svg:viewBox="0 0 3176 2922">
          <text:p/>
        </draw:connector>
        <draw:connector draw:style-name="gr3" draw:text-style-name="P1" draw:layer="layout" svg:x1="14.336cm" svg:y1="3.54cm" svg:x2="18.018cm" svg:y2="3.539cm" draw:start-shape="id2" draw:start-glue-point="1" draw:end-shape="id7" draw:end-glue-point="6" svg:d="M14336 3540h1841v-1h1841" svg:viewBox="0 0 3683 2">
          <text:p/>
        </draw:connector>
        <draw:connector draw:style-name="gr4" draw:text-style-name="P1" draw:layer="layout" svg:x1="19.923cm" svg:y1="11.287cm" svg:x2="19.923cm" svg:y2="12.432cm" draw:start-shape="id8" draw:start-glue-point="7" draw:end-shape="id6" draw:end-glue-point="0" svg:d="M19923 11287v1145" svg:viewBox="0 0 1 1146">
          <text:p/>
        </draw:connector>
        <draw:connector draw:style-name="gr4" draw:text-style-name="P1" draw:layer="layout" svg:x1="14.335cm" svg:y1="9.889cm" svg:x2="17.637cm" svg:y2="9.891cm" draw:start-shape="id3" draw:start-glue-point="1" draw:end-shape="id8" draw:end-glue-point="6" svg:d="M14335 9889h1652v2h1650" svg:viewBox="0 0 3303 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4:37:07.305272547</meta:creation-date>
    <dc:date>2015-06-11T00:45:33.503940348</dc:date>
    <meta:editing-duration>PT25S</meta:editing-duration>
    <meta:editing-cycles>3</meta:editing-cycles>
    <meta:generator>LibreOffice/4.2.8.2$Linux_X86_64 LibreOffice_project/420m0$Build-2</meta:generator>
    <meta:document-statistic meta:object-count="17"/>
  </office:meta>
</office:document-meta>
</file>